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48M00S" calcext:value-type="time">
            <text:p>04:48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table:number-columns-repeated="3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table:number-columns-repeated="3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table:number-columns-repeated="3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/00/00</text:date>, <text:time style:data-style-name="N2" text:time-value="07:10:43.29973146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5T07:10:48.087407725</dc:date>
    <meta:editing-duration>PT44M19S</meta:editing-duration>
    <meta:editing-cycles>104</meta:editing-cycles>
    <meta:generator>LibreOffice/25.2.4.3$Linux_X86_64 LibreOffice_project/520$Build-3</meta:generator>
    <meta:document-statistic meta:table-count="5" meta:cell-count="264" meta:object-count="0"/>
  </office:meta>
</office:document-meta>
</file>